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vp-data-science-ml-and-engineering-team-mar-2025-present"/>VP, Data Science, ML and Engineering team (Mar 2025 — PRESENT)<text:bookmark-end text:name="vp-data-science-ml-and-engineering-team-mar-2025-present"/></text:h>
      <text:h text:style-name="Heading_20_3" text:outline-level="3"><text:bookmark-start text:name="director-data-science-ml-and-engineering-team-apr-2020-mar-2025"/>Director, Data Science, ML and Engineering team (Apr 2020 — Mar 2025)<text:bookmark-end text:name="director-data-science-ml-and-engineering-team-apr-2020-mar-2025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all DSE/ML projects to the new data center in 3 months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jan-2019-present"/>Senior Software Engineer with Expertise in Java, Python, and ML (Jan 2019 — PRESENT)<text:bookmark-end text:name="senior-software-engineer-with-expertise-in-java-python-and-ml-jan-2019-present"/></text:h>
      <text:h text:style-name="Heading_20_3" text:outline-level="3"><text:bookmark-start text:name="senior-software-engineer-with-expertise-in-java-python-and-ml-remote-contractor-feb-2017---jan-2019"/>Senior Software Engineer with Expertise in Java, Python, and ML (remote contractor, Feb 2017 - Jan 2019)<text:bookmark-end text:name="senior-software-engineer-with-expertise-in-java-python-and-ml-remote-contractor-feb-2017---jan-2019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Bayes, SQL, Python, Sklearn)</text:p>
        </text:list-item>
        <text:list-item>
          <text:p text:style-name="P2">Implemented the experimental win-rate model for the avails predictor (PyTorch)</text:p>
        </text:list-item>
        <text:list-item>
          <text:p text:style-name="P2">Implemented and delivered the versioned ML model storage (Nginx, Python, Cherrypy)</text:p>
        </text:list-item>
        <text:list-item>
          <text:p text:style-name="P2">Implemented and delivered the app store scraper with embeddings (Python, Docker, K8S, Trino, Pytorch, Optuna, Tensorboard)</text:p>
        </text:list-item>
        <text:list-item>
          <text:p text:style-name="P2">Implemented and delivered the cleanroom prescription visualizer (Python, Streamlit, Plotly, Google Big Query, Google Big Storage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p text:style-name="First_20_paragraph">Java · Linux · Spring Framework · Angular · Solace · KDB</text:p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p text:style-name="First_20_paragraph">Java · Linux · Lucene · Cassandra · Kafka · Spring Framework · jQuery · ML · LVS</text:p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2" text:outline-level="2"><text:bookmark-start text:name="headhunter-group"/>HeadHunter Group<text:bookmark-end text:name="headhunter-group"/></text:h>
      <text:p text:style-name="First_20_paragraph"><text:a xlink:type="simple" xlink:href="https://hh.ru" office:name=""><text:span text:style-name="Definition">HeadHunter.ru</text:span></text:a>, The largest job portal in Russia, Moscow, RU</text:p>
      <text:h text:style-name="Heading_20_3" text:outline-level="3"><text:bookmark-start text:name="team-lead-software-developer-jun-2011-oct-2012"/>Team lead, Software Developer (Jun 2011 — Oct 2012)<text:bookmark-end text:name="team-lead-software-developer-jun-2011-oct-2012"/></text:h>
      <text:p text:style-name="First_20_paragraph">Java · Linux · PostgreSQL · RabbitMQ · Maven · Spring Framework · Struts · XSLT · JSP · MemCached · Hibernate · Python</text:p>
      <text:list text:style-name="L5">
        <text:list-item>
          <text:p text:style-name="P5">coordination of technical aspects of team work (5-6 members)</text:p>
        </text:list-item>
        <text:list-item>
          <text:p text:style-name="P5">resource planning, requirement management, processing in agile and with scrum</text:p>
        </text:list-item>
        <text:list-item>
          <text:p text:style-name="P5">release management (DEB and JAR artifacts, GIT branch control, GIT flow)</text:p>
        </text:list-item>
        <text:list-item>
          <text:p text:style-name="P5">a lot of Java coding</text:p>
        </text:list-item>
        <text:list-item>
          <text:p text:style-name="P5">hands on bugs and production issues</text:p>
        </text:list-item>
      </text:list>
      <text:h text:style-name="Heading_20_2" text:outline-level="2"><text:bookmark-start text:name="luxoftubs"/>Luxoft/UBS<text:bookmark-end text:name="luxoftubs"/></text:h>
      <text:p text:style-name="First_20_paragraph">Luxoft for UBS investment banks, Moscow, RU</text:p>
      <text:h text:style-name="Heading_20_3" text:outline-level="3"><text:bookmark-start text:name="senior-software-developer-jun-2010-jun-2011"/>Senior software developer (Jun 2010 — Jun 2011)<text:bookmark-end text:name="senior-software-developer-jun-2010-jun-2011"/></text:h>
      <text:p text:style-name="First_20_paragraph">Java · Linux · ZSH · Tibco · JMX · JMS · SQL · Oracle DB</text:p>
      <text:p text:style-name="Text_20_body">Data distribution and messaging system (RDDH) for UBS Bank</text:p>
      <text:list text:style-name="L6">
        <text:list-item>
          <text:p text:style-name="P6">A lot of Java code created for RDDH messaging project</text:p>
        </text:list-item>
        <text:list-item>
          <text:p text:style-name="P6">Database stored procedures, DB DDL and meta-data</text:p>
        </text:list-item>
        <text:list-item>
          <text:p text:style-name="P6">Cluster management (ZSH scripts): architecture and implementation</text:p>
        </text:list-item>
        <text:list-item>
          <text:p text:style-name="P6">Integration test suite was implemented for some legacy systems and components</text:p>
        </text:list-item>
        <text:list-item>
          <text:p text:style-name="P6">Worked in the decentralized team (Moscow, Russia - London, UK)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jun-2010"/>Team lead, Software developer (Sep 2008 — Jun 2010)<text:bookmark-end text:name="team-lead-software-developer-sep-2008-jun-2010"/></text:h>
      <text:p text:style-name="First_20_paragraph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7">
        <text:list-item>
          <text:p text:style-name="P7">Architecture and implementation of a social network for poker players</text:p>
        </text:list-item>
        <text:list-item>
          <text:p text:style-name="P7">Coding</text:p>
        </text:list-item>
        <text:list-item>
          <text:p text:style-name="P7">Database design and administration (MySQL)</text:p>
        </text:list-item>
        <text:list-item>
          <text:p text:style-name="P7">Transparent integration with payment system moneta.ru</text:p>
        </text:list-item>
        <text:list-item>
          <text:p text:style-name="P7">Integration with poker rooms (statistics, promo links)</text:p>
        </text:list-item>
        <text:list-item>
          <text:p text:style-name="P7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online financial service</text:p>
      <text:h text:style-name="Heading_20_3" text:outline-level="3"><text:bookmark-start text:name="software-developer-mar-2007-sep-2008"/>Software developer (Mar 2007 — Sep 2008)<text:bookmark-end text:name="software-developer-mar-2007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8">
        <text:list-item>
          <text:p text:style-name="P8">Database schema design and implementation</text:p>
        </text:list-item>
        <text:list-item>
          <text:p text:style-name="P8">Stored procedures implementation and meta-data management</text:p>
        </text:list-item>
        <text:list-item>
          <text:p text:style-name="P8">DAO layer implementation</text:p>
        </text:list-item>
        <text:list-item>
          <text:p text:style-name="P8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2007"/>Team lead, Software Developer, Electronics Engineer (1996 — 2007)<text:bookmark-end text:name="team-lead-software-developer-electronics-engineer-1996-2007"/></text:h>
      <text:p text:style-name="First_20_paragraph">Delphi · Borland C/C++ · MS C/C++ · XML/XSLT · Firebird SQL Server · MS Access · MS Visual Basic · Win32 API · CVS · ASM · i8051 · PCAD · OrCAD</text:p>
      <text:list text:style-name="L9">
        <text:list-item>
          <text:p text:style-name="P9">Desktop software for chemical industry working with hardware devices (Delphi, Borland C/C++, MS C/C++, XML/XSLT, Firebird SQL Server, MS Access, MS Visual Basic, Win32 API)</text:p>
        </text:list-item>
        <text:list-item>
          <text:p text:style-name="P9">Digital electronic systems on i8051 architecture (schemes, printboards, software)</text:p>
        </text:list-item>
        <text:list-item>
          <text:p text:style-name="P9">Real-time embedded i8051-software with C and Assembler.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2" text:outline-level="2"><text:bookmark-start text:name="protobuf-2016"/>protobuf (2016)<text:bookmark-end text:name="protobuf-2016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list text:style-name="L10">
        <text:list-item>
          <text:p text:style-name="P10">Yoshkar-Ola, Russia, “Computing machines, complexes, systems, and networks”</text:p>
        </text:list-item>
        <text:list-item>
          <text:p text:style-name="P10">Engineer (with honors, equivalent to a master’s degree)</text:p>
        </text:list-item>
        <text:list-item>
          <text:p text:style-name="P10">Graduation work: “Applying of wavelet transformation to results of gas-chromatography analysis”</text:p>
        </text:list-item>
      </text:list>
      <text:h text:style-name="Heading_20_2" text:outline-level="2"><text:bookmark-start text:name="mari-state-university-2002-2003"/>Mari State University (2002 — 2003)<text:bookmark-end text:name="mari-state-university-2002-2003"/></text:h>
      <text:list text:style-name="L11">
        <text:list-item>
          <text:p text:style-name="P11">Yoshkar-Ola, Russia, «Anti-Crisis Management»</text:p>
        </text:list-item>
        <text:list-item>
          <text:p text:style-name="P11">Anti-Crisis Manager</text:p>
        </text:list-item>
        <text:list-item>
          <text:p text:style-name="P11">Graduation work: “Staff motivation methods at Chromatec LLC”</text:p>
        </text:list-item>
      </text:list>
      <text:h text:style-name="Heading_20_2" text:outline-level="2"><text:bookmark-start text:name="additional"/>Additional<text:bookmark-end text:name="additional"/></text:h>
      <text:list text:style-name="L12">
        <text:list-item>
          <text:p text:style-name="P12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12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12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12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12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12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12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12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12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12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/>
      <style:text-properties style:font-name="Liberation Serif" fo:font-family="'Liberation Serif'" style:font-style-name="Regular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" fo:font-family="'Liberation Serif'" style:font-style-name="Regular" style:font-family-generic="roman" style:font-pitch="variable" fo:font-size="10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in" fo:margin-bottom="0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in" fo:margin-bottom="0in" style:contextual-spacing="false"/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in" fo:margin-bottom="0in" style:contextual-spacing="false" fo:padding="0.0201in" fo:border-left="none" fo:border-right="none" fo:border-top="none" fo:border-bottom="0.74pt solid #666666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in" fo:margin-bottom="0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in" fo:margin-bottom="0in" style:contextual-spacing="false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in" fo:margin-bottom="0in" style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in" fo:margin-bottom="0in" style:contextual-spacing="false"/>
      <style:text-properties fo:font-size="10pt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.1in" fo:margin-bottom="0in" style:contextual-spacing="false"/>
    </style:style>
    <style:style style:name="Appendix" style:family="paragraph" style:parent-style-name="Heading" style:next-style-name="Text_20_body" style:class="chapter">
      <style:paragraph-properties fo:margin-top="0.1in" fo:margin-bottom="0in" style:contextual-spacing="false" fo:text-align="center" style:justify-single-word="false"/>
      <style:text-properties fo:font-size="12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margin-top="0.1in" fo:margin-bottom="0in" style:contextual-spacing="false" fo:text-indent="0in" style:auto-text-indent="false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5in" fo:margin-bottom="0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5in" fo:margin-bottom="0in" style:contextual-spacing="false"/>
      <style:text-properties fo:font-size="10pt" fo:font-style="normal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 style:contextual-spacing="false"/>
      <style:text-properties fo:font-size="10pt" fo:font-weight="bold" style:font-size-asian="9pt" style:font-weight-asian="bold" style:font-size-complex="9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
          <text:page-number text:select-page="current">1</text:page-number>
          <text:s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11-08T22:17:43Z</meta:creation-date>
    <dc:date>2025-11-08T22:17:43Z</dc:date>
    <meta:user-defined meta:name="pagetitle" meta:value-type="string">Nick Mazurkin – cv</meta:user-defined>
  </office:meta>
</office:document-meta>
</file>